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f4ba6" officeooo:paragraph-rsid="001f4ba6" style:font-size-asian="12.25pt" style:font-weight-asian="bold" style:font-size-complex="14pt" style:font-weight-complex="bold"/>
    </style:style>
    <style:style style:name="P2" style:family="paragraph" style:parent-style-name="Standard">
      <style:text-properties fo:font-size="14pt" fo:font-weight="normal" officeooo:rsid="001f4ba6" officeooo:paragraph-rsid="001f4ba6" style:font-size-asian="12.25pt" style:font-weight-asian="normal" style:font-size-complex="14pt" style:font-weight-complex="normal"/>
    </style:style>
    <style:style style:name="P3" style:family="paragraph" style:parent-style-name="Standard" style:list-style-name="L1">
      <style:text-properties fo:font-size="14pt" fo:font-weight="normal" officeooo:rsid="001f4ba6" officeooo:paragraph-rsid="001f4ba6" style:font-size-asian="12.25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integral_mc_shm.c</text:p>
      <text:p text:style-name="P1"/>
      <text:p text:style-name="P2"><text:tab/>Για την υλοποιηση αυτου του ερωτηματος, πηραμε τις δυο συναρτησεις τις οποιες ειχατε υλοποιησει για το sequential.</text:p>
      <text:p text:style-name="P2"/>
      <text:p text:style-name="P2"><text:tab/>Για την κοινη μνημη δημιουργησαμε μια συναρτηση η οποια παιρνει σαν εισοδο τον αριθμο των διεργασιων, δημιουργει με mmap εναν πινακα ( σε μια τυχαια θεση μνημης ) με μια θεση double για καθε διεργασια και τον επιστρεφει.</text:p>
      <text:p text:style-name="P2"/>
      <text:p text:style-name="P2"><text:tab/>Για τους υπολογισμους της καθε διεργασιας, υλοποιησαμε μια συναρτηση η οποια δεχεται σαν εισοδο τον αριθμο των πραξεων που πρεπει να κανει η καθε διεργασια, εναν δεικτη στην κοινη μνημη και την θεση του πινακα που πρεπει να αποθηκευσει το αποτελεσμα.</text:p>
      <text:p text:style-name="P2">Για την τυχαια ακολουθια απο την καθε διεργασια χρησιμοποιησαμε τις συναρτησεις srand48 και drand48, που, αν και δεν ειναι πραγματικα τυχαιες, παραγουν διαφορετικες τιμες για καθε διεργασια λογω του argument στην srand48.</text:p>
      <text:p text:style-name="P2">Μετα την παραγωγη της ψευδοτυχαιας ακολουθιας, αρχιζει μια επαναληψη μεχρι να ολοκληρωθουν οι πραξεις που πρεπει να κανει η διεργασια, στην οποια υπολογιζονται νεες τιμες μεσω της συναρτησης f και αθροιζονται σε μια μεταβλητη.</text:p>
      <text:p text:style-name="P2">Οταν τελειωσει ο βρογχος, αποθηκευεται το συνολικο αποτελεσμα των πραξεων στην θεση του πινακα που αντιστοιχει σε αυτη την διεργασια.</text:p>
      <text:p text:style-name="P2"><text:tab/></text:p>
      <text:p text:style-name="P2"><text:tab/>Για τον υπολογισμο του τελικου αποτελεσματος, δημιουργουμε μια συναρτηση η οποια δεχεται σαν arguments τον αριθμο των διεργασιων που εκαναν υπολογισμους, εναν δεικτη στην κοινη μνημη και τον συνολικο αριθμο των πραξεων που εγιναν απο ολες τις διεργασιες. Αρχικοποιει την σταθερα που απαιτει το Monte Carlo integration, και μεσα σε ενα for loop υπολογιζει το αποτελεσμα πολλαπλασιαζοντας ολες τις θεσεις μνημης του πινακα με την σταθερα.</text:p>
      <text:p text:style-name="P2">Επειτα επιστρεφει το αποτελεσμα.</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ab/>Στην main, μετα απο την αρχικοποιηση των απαραιτητων μεταβλητων, ελεγχουμε εαν ο χρηστης εξεφρασε ποσες διεργασιες θελει να υπολογισουν. </text:p>
      <text:p text:style-name="P2">Εαν επιλεξε, αποθηκευουμε τον αριθμο στην μεταβλητη Processes, αλλιως κραταμε την αρχικοποιημενη τιμη των 4 διεργασιων.</text:p>
      <text:p text:style-name="P2"/>
      <text:p text:style-name="P2">Υπολογιζουμε τον αριθμο των πραξεων που θα κανει η καθε διεργασια διαιρωντας τον αριθμο των πραξεων που πρεπει να γινουν με τον αριθμο των διεργασιων, και υλοποιουμε την κοινη μνημη καλώντας την συναρτηση που εχουμε φτιαξει.</text:p>
      <text:p text:style-name="P2"/>
      <text:p text:style-name="P2">Διαβαζουμε μια χρονικη στιγμη ( για το τελικο αποτελεσμα ) και μπαινουμε σε ενα for loop, που θα επαναληφθει μια φορα για καθε διεργασια που εχει επιλεγει να δημιουργηθει.</text:p>
      <text:p text:style-name="P2">Στο for, καλουμε την fork() και δημιουργουμε μια διαδικασια-παιδι. Η διαδικασια παιδι εκτελει απευθειας την συναρτηση calculate_integral (για τους υπολογισμους της), και μολις επιστρεψει η συναρτηση τελειωνει.</text:p>
      <text:p text:style-name="P2"/>
      <text:p text:style-name="P2">Εν τω μεταξυ εχουμε “εκλωβισει” την διεργασια γονεα σε μια κατασταση αναμονης μεχρι να τελειωσουν ολες οι διεργασιες-παιδια.</text:p>
      <text:p text:style-name="P2"/>
      <text:p text:style-name="P2">Οταν αυτο γινει, καλειται η συναρτηση combine_results, η οποια υπολογιζει το τελικο αποτελεσμα, και το ρολοι σταματά.</text:p>
      <text:p text:style-name="P2"/>
      <text:p text:style-name="P2">Τα αποτελεσματα εκτυπώνονται οπως και στο προγραμμα που μας δωθηκε.</text:p>
      <text:p text:style-name="P2"/>
      <text:p text:style-name="P2">Στο τελος του προγραμματος, ελευθερωνεται η μνημη που δημιουργησαμε.</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b) integral_mc_shm_sem.c</text:p>
      <text:p text:style-name="P2"/>
      <text:p text:style-name="P2">Για την υλοποιηση αυτου του ερωτηματος, χρειαστηκε μια μικρη αλλαγη στον προηγουμενο κωδικα.</text:p>
      <text:p text:style-name="P2">Αντι η συναρτηση κοινης μνημης να δημιουργει εναν πινακα double, δημιουργει μονο μια θεση.</text:p>
      <text:p text:style-name="P2">Προκειμενου να αποφυγουμε race conditions και να επιβεβαιωσουμε οτι τα αποτελεσματα μας θα ειναι σωστα, χρειαστηκε να χρησιμοποιησουμε εναν σημαφορο στην συναρτηση calculate_integral. Ο σημαφορος ειναι binary, επιτρεποντας μονο μια διεργασια να κανει access την θεση μνημης την φορα, για να βεβαιωθουμε οτι δεν θα χασουμε καποιο αποτελεσμα.</text:p>
      <text:p text:style-name="P2">Προφανως, καθως δεν εχουμε πινακα μα μονο μια τιμη, η συναρτηση που συνδυαζει τα αποτελεσματα δεν χρειαζεται loop πλεον.</text:p>
      <text:p text:style-name="P2">Η μονη αλλη αλλαγη ειναι πως επειδη δεν ανατειθεται ποτε μια τιμη στην θεση μνημης, αλλα προσθετονται πανω στην ηδη υπαρχουσα, χρειαστηκε να αρχικοποιησουμε την θεση με τιμη 0.</text:p>
      <text:p text:style-name="P2"><text:s/></text:p>
      <text:p text:style-name="P2"/>
      <text:p text:style-name="P2">Οι διεργασιες λειτουργουν ως εξης:</text:p>
      <text:list text:style-name="L1">
        <text:list-item>
          <text:p text:style-name="P3">Δημιουργειται μια διεργασια και ξεκιναει να εκτελει τις πραξεις που της αναλογουν.</text:p>
        </text:list-item>
        <text:list-item>
          <text:p text:style-name="P3">Οταν τελειωσει, ελεγει εαν καποια διεργασια χρησιμοποιει την θεση μνημης.</text:p>
        </text:list-item>
        <text:list-item>
          <text:p text:style-name="P3">Εαν καποια αλλη διεργασια χρησιμοποιει την μνημη, τοτε περιμενει να τελειωσει την προσπελαση και να ελευθερωσει τον σημαφορο.</text:p>
        </text:list-item>
        <text:list-item>
          <text:p text:style-name="P3">Εαν δεν την χρησιμοποιει καποια αλλη διεργασια, την καταλαμβανει και ο σημαφορος αποτρεπει την εισοδο καποιας αλλης διεργασιας.</text:p>
        </text:list-item>
      </text:list>
      <text:p text:style-name="P2"/>
      <text:p text:style-name="P2">Ετσι εχουμε σαν αποτελεσμα να χρειαζομαστε λιγοτερη μνημη για το ιδιο αποτελεσμα, σε πιο γρηγορο χρονο(!!), καθως δεν χρειαζομαστε το loop για την συνδεση των αποτελεσματων.</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23:50:06.004524118</meta:creation-date>
    <dc:date>2024-01-17T00:37:14.083057663</dc:date>
    <meta:editing-duration>PT47M8S</meta:editing-duration>
    <meta:editing-cycles>1</meta:editing-cycles>
    <meta:generator>LibreOffice/7.6.4.1$Linux_X86_64 LibreOffice_project/60$Build-1</meta:generator>
    <meta:document-statistic meta:table-count="0" meta:image-count="0" meta:object-count="0" meta:page-count="3" meta:paragraph-count="32" meta:word-count="653" meta:character-count="4359" meta:non-whitespace-character-count="3732"/>
  </office:meta>
</office:document-meta>
</file>